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Aquí tienes una <text:span text:style-name="Strong_20_Emphasis">organización temática provisional</text:span> de los fundamentos que hemos discutido, en forma de índice estructurado. Esto servirá para consolidar ideas y planificar su documentación más adelante:</text:p>
      <text:p text:style-name="Horizontal_20_Line"/>
      <text:h text:style-name="Heading_20_3" text:outline-level="3"><text:span text:style-name="Strong_20_Emphasis">FUNDAMENTOS DEL SISTEMA INTELIGENTE (LA VIDA)</text:span></text:h>
      <text:h text:style-name="Heading_20_4" text:outline-level="4">I. <text:span text:style-name="Strong_20_Emphasis">Objetivo General del Libro</text:span></text:h>
      <text:list xml:id="list1668554871" text:style-name="L1">
        <text:list-item>
          <text:p text:style-name="P1">Responder preguntas existenciales desde una base científica.</text:p>
        </text:list-item>
        <text:list-item>
          <text:p text:style-name="P1">Demostrar que la vida es una máquina de cálculo que resuelve problemas.</text:p>
        </text:list-item>
      </text:list>
      <text:h text:style-name="Heading_20_4" text:outline-level="4">II. <text:span text:style-name="Strong_20_Emphasis">Estrategia</text:span></text:h>
      <text:list xml:id="list2214941767" text:style-name="L2">
        <text:list-item>
          <text:p text:style-name="P2">Construcción conceptual de una máquina basada en la vida.</text:p>
        </text:list-item>
        <text:list-item>
          <text:p text:style-name="P2">Uso de ejemplos (como juegos de tablero y ajedrez) para visualizar su funcionamiento.</text:p>
        </text:list-item>
        <text:list-item>
          <text:p text:style-name="P2">Paralelismo entre teoría científica y relato narrativo.</text:p>
        </text:list-item>
      </text:list>
      <text:p text:style-name="Horizontal_20_Line"/>
      <text:h text:style-name="Heading_20_3" text:outline-level="3"><text:span text:style-name="Strong_20_Emphasis">NUCLEO DE LA TEORÍA</text:span></text:h>
      <text:h text:style-name="Heading_20_4" text:outline-level="4">III. <text:span text:style-name="Strong_20_Emphasis">Idea Central</text:span></text:h>
      <text:list xml:id="list3494282974" text:style-name="L3">
        <text:list-item>
          <text:p text:style-name="P3">La vida es una máquina de cálculo.</text:p>
        </text:list-item>
        <text:list-item>
          <text:p text:style-name="P3">Se comporta como un sistema inteligente adaptativo.</text:p>
        </text:list-item>
        <text:list-item>
          <text:p text:style-name="P3">Puede resolver problemas de forma automática, eficiente y evolutiva.</text:p>
        </text:list-item>
      </text:list>
      <text:h text:style-name="Heading_20_4" text:outline-level="4">IV. <text:span text:style-name="Strong_20_Emphasis">Componentes del Sistema</text:span></text:h>
      <text:list xml:id="list760955698" text:style-name="L4">
        <text:list-item>
          <text:p text:style-name="P4"><text:span text:style-name="Strong_20_Emphasis">ADN</text:span>: Memoria de solo lectura, contiene datos del problema y del individuo.</text:p>
        </text:list-item>
        <text:list-item>
          <text:p text:style-name="P4"><text:span text:style-name="Strong_20_Emphasis">Reproducción</text:span>: Procesador. Método de modificación del ADN según el problema.</text:p>
        </text:list-item>
        <text:list-item>
          <text:p text:style-name="P4"><text:span text:style-name="Strong_20_Emphasis">Individuos</text:span>: Componentes del sistema. Portan el ADN. Cumplen un ciclo de vida.</text:p>
        </text:list-item>
        <text:list-item>
          <text:p text:style-name="P4"><text:span text:style-name="Strong_20_Emphasis">Ciclo de Vida</text:span>: Rutina computacional (nacer-reproducirse-morir).</text:p>
        </text:list-item>
      </text:list>
      <text:h text:style-name="Heading_20_4" text:outline-level="4">V. <text:span text:style-name="Strong_20_Emphasis">Funcionamiento General</text:span></text:h>
      <text:list xml:id="list4192335454" text:style-name="L5">
        <text:list-item>
          <text:p text:style-name="P5">El sistema explora el espacio de soluciones mediante generación de individuos.</text:p>
        </text:list-item>
        <text:list-item>
          <text:p text:style-name="P5">Cada generación avanza un paso en el cálculo.</text:p>
        </text:list-item>
        <text:list-item>
          <text:p text:style-name="P5">El sistema encuentra soluciones al representar la respuesta como un nuevo individuo.</text:p>
        </text:list-item>
      </text:list>
      <text:p text:style-name="Horizontal_20_Line"/>
      <text:h text:style-name="Heading_20_3" text:outline-level="3"><text:soft-page-break/><text:span text:style-name="Strong_20_Emphasis">CARACTERÍSTICAS FUNDAMENTALES DEL SISTEMA</text:span></text:h>
      <text:list xml:id="list3577733054" text:style-name="L6">
        <text:list-item>
          <text:p text:style-name="P6"><text:span text:style-name="Strong_20_Emphasis">Mejora Continua (Evolución)</text:span><text:line-break/>El sistema se perfecciona mientras trabaja.</text:p>
        </text:list-item>
        <text:list-item>
          <text:p text:style-name="P6"><text:span text:style-name="Strong_20_Emphasis">Redundancia Incremental</text:span><text:line-break/>Cada individuo es el sistema completo. El crecimiento es exponencial y resistente.</text:p>
        </text:list-item>
        <text:list-item>
          <text:p text:style-name="P6"><text:span text:style-name="Strong_20_Emphasis">Precisión Extrema</text:span><text:line-break/>El ADN permite una altísima resolución de datos. El error tiende a cero.</text:p>
        </text:list-item>
        <text:list-item>
          <text:p text:style-name="P6"><text:span text:style-name="Strong_20_Emphasis">Control del Espacio de Memoria</text:span><text:line-break/>No hay desbordamientos. Cada individuo contiene solo lo necesario.</text:p>
        </text:list-item>
        <text:list-item>
          <text:p text:style-name="P6"><text:span text:style-name="Strong_20_Emphasis">Potencia de Cálculo (Paralelismo infinito)</text:span><text:line-break/>Divide problemas complejos en tareas triviales. Todos los caminos se exploran a la vez.</text:p>
        </text:list-item>
        <text:list-item>
          <text:p text:style-name="P6"><text:span text:style-name="Strong_20_Emphasis">Eficiencia Máxima</text:span><text:line-break/>El número de pasos no puede reducirse. Resuelve problemas en el mínimo absoluto de operaciones.</text:p>
        </text:list-item>
        <text:list-item>
          <text:p text:style-name="P6"><text:span text:style-name="Strong_20_Emphasis">Coste</text:span><text:line-break/>Aunque el coste de un individuo tiende a cero, el coste total del sistema tiende a infinito.</text:p>
        </text:list-item>
      </text:list>
      <text:p text:style-name="Horizontal_20_Line"/>
      <text:h text:style-name="Heading_20_3" text:outline-level="3"><text:span text:style-name="Strong_20_Emphasis">ASPECTOS FILOSÓFICOS Y EXTENDIDOS</text:span></text:h>
      <text:h text:style-name="Heading_20_4" text:outline-level="4">VI. <text:span text:style-name="Strong_20_Emphasis">Aprendizaje</text:span></text:h>
      <text:list xml:id="list3133970620" text:style-name="L7">
        <text:list-item>
          <text:p text:style-name="P7">Herencia del conocimiento como acumulación efectiva de soluciones.</text:p>
        </text:list-item>
        <text:list-item>
          <text:p text:style-name="P7">Reproducción sexual permite compartir soluciones entre ramas familiares.</text:p>
        </text:list-item>
      </text:list>
      <text:h text:style-name="Heading_20_4" text:outline-level="4">VII. <text:span text:style-name="Strong_20_Emphasis">Inteligencia</text:span></text:h>
      <text:list xml:id="list2038766158" text:style-name="L8">
        <text:list-item>
          <text:p text:style-name="P8">Cumple con todos los requisitos para ser considerada inteligencia.</text:p>
        </text:list-item>
        <text:list-item>
          <text:p text:style-name="P8">No puede ser superada según las leyes físicas.</text:p>
        </text:list-item>
        <text:list-item>
          <text:p text:style-name="P8"><text:span text:style-name="Strong_20_Emphasis">Principio de Inteligencia Máxima</text:span>: la vida es la forma más avanzada de inteligencia posible.</text:p>
        </text:list-item>
      </text:list>
      <text:h text:style-name="Heading_20_4" text:outline-level="4">VIII. <text:span text:style-name="Strong_20_Emphasis">Naturaleza de la Inteligencia</text:span></text:h>
      <text:list xml:id="list760171100" text:style-name="L9">
        <text:list-item>
          <text:p text:style-name="P9">La vida <text:span text:style-name="Strong_20_Emphasis">es</text:span> la inteligencia, no solo posee inteligencia.</text:p>
        </text:list-item>
        <text:list-item>
          <text:p text:style-name="P9">Toda forma de inteligencia (humana, artificial) es parte de esta inteligencia mayor.</text:p>
        </text:list-item>
      </text:list>
      <text:h text:style-name="Heading_20_4" text:outline-level="4">IX. <text:span text:style-name="Strong_20_Emphasis">Finalidad</text:span></text:h>
      <text:list xml:id="list2973921917" text:style-name="L10">
        <text:list-item>
          <text:p text:style-name="P10">El objetivo no es perpetuar la vida, sino resolver un problema real codificado en el ADN.</text:p>
        </text:list-item>
        <text:list-item>
          <text:p text:style-name="P10">La vida puede dejar de expandirse si ya ha resuelto el problema.</text:p>
        </text:list-item>
      </text:list>
      <text:p text:style-name="Horizontal_20_Line"/>
      <text:h text:style-name="Heading_20_3" text:outline-level="3"><text:soft-page-break/><text:span text:style-name="Strong_20_Emphasis">PRÓXIMOS TEMAS PENDIENTES</text:span></text:h>
      <text:list xml:id="list3712938554" text:style-name="L11">
        <text:list-item>
          <text:p text:style-name="P11"><text:span text:style-name="Strong_20_Emphasis">Génesis</text:span>: ¿Cómo aparece la vida? ¿Es inevitable? ¿Qué pasa si se extingue?</text:p>
        </text:list-item>
        <text:list-item>
          <text:p text:style-name="P11"><text:span text:style-name="Strong_20_Emphasis">Misticismo</text:span>: ¿Existe una inteligencia creadora? ¿Dios?</text:p>
        </text:list-item>
        <text:list-item>
          <text:p text:style-name="P11"><text:span text:style-name="Strong_20_Emphasis">Filosofía General</text:span>: ¿Qué es la vida? ¿Tiene propósito? ¿Debe mantenerse?</text:p>
        </text:list-item>
      </text:list>
      <text:p text:style-name="Horizontal_20_Line"/>
      <text:p text:style-name="Text_20_body">¿Quieres que prepare ahora una <text:a xlink:type="simple" xlink:href="https://chatgpt.com/c/f" text:style-name="Internet_20_link" text:visited-style-name="Visited_20_Internet_20_Link">versión esquemática visual</text:a>, un <text:a xlink:type="simple" xlink:href="https://chatgpt.com/c/f" text:style-name="Internet_20_link" text:visited-style-name="Visited_20_Internet_20_Link">resumen ejecutivo</text:a>, o una <text:a xlink:type="simple" xlink:href="https://chatgpt.com/c/f" text:style-name="Internet_20_link" text:visited-style-name="Visited_20_Internet_20_Link">plantilla de documento</text:a> para comenzar la redacción final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9T10:18:49.513000000</meta:creation-date>
    <dc:date>2025-06-29T11:00:52.228000000</dc:date>
    <meta:editing-duration>PT31M52S</meta:editing-duration>
    <meta:editing-cycles>1</meta:editing-cycles>
    <meta:document-statistic meta:table-count="0" meta:image-count="0" meta:object-count="0" meta:page-count="3" meta:paragraph-count="50" meta:word-count="505" meta:character-count="3266" meta:non-whitespace-character-count="2845"/>
    <meta:generator>LibreOffice/7.3.5.2$Windows_X86_64 LibreOffice_project/184fe81b8c8c30d8b5082578aee2fed2ea847c01</meta:generator>
  </office:meta>
</office:document-meta>
</file>